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office:value-type="float" office:value="28119" calcext:value-type="float">
            <text:p>28119</text:p>
          </table:table-cell>
          <table:table-cell table:style-name="ce16" office:value-type="float" office:value="9675" calcext:value-type="float">
            <text:p>9675</text:p>
          </table:table-cell>
          <table:table-cell table:style-name="ce16" office:value-type="float" office:value="128972" calcext:value-type="float">
            <text:p>128972</text:p>
          </table:table-cell>
          <table:table-cell table:style-name="ce16" table:formula="of:=MIN([.C16:.G16])" office:value-type="float" office:value="9675" calcext:value-type="float">
            <text:p>9675</text:p>
          </table:table-cell>
          <table:table-cell table:style-name="ce19" table:formula="of:=MAX([.C16:.G16])-[.H16]" office:value-type="float" office:value="234978" calcext:value-type="float">
            <text:p>234978</text:p>
          </table:table-cell>
          <table:table-cell table:style-name="ce21" table:formula="of:=SUM([.C16:.G16])/COUNT([.C16:.G16])" office:value-type="float" office:value="94919.4" calcext:value-type="float">
            <text:p>9491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52200" calcext:value-type="float">
            <text:p>52200</text:p>
          </table:table-cell>
          <table:table-cell table:style-name="ce17" office:value-type="float" office:value="419714" calcext:value-type="float">
            <text:p>419714</text:p>
          </table:table-cell>
          <table:table-cell table:style-name="ce17" office:value-type="float" office:value="103359" calcext:value-type="float">
            <text:p>103359</text:p>
          </table:table-cell>
          <table:table-cell table:style-name="ce17" office:value-type="float" office:value="260878" calcext:value-type="float">
            <text:p>260878</text:p>
          </table:table-cell>
          <table:table-cell table:style-name="ce17" office:value-type="float" office:value="99376" calcext:value-type="float">
            <text:p>99376</text:p>
          </table:table-cell>
          <table:table-cell table:style-name="ce17" table:formula="of:=MIN([.C17:.G17])" office:value-type="float" office:value="52200" calcext:value-type="float">
            <text:p>52200</text:p>
          </table:table-cell>
          <table:table-cell table:style-name="ce20" table:formula="of:=MAX([.C17:.G17])-[.H17]" office:value-type="float" office:value="367514" calcext:value-type="float">
            <text:p>367514</text:p>
          </table:table-cell>
          <table:table-cell table:style-name="ce22" table:formula="of:=SUM([.C17:.G17])/COUNT([.C17:.G17])" office:value-type="float" office:value="187105.4" calcext:value-type="float">
            <text:p>187105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1770828" calcext:value-type="float">
            <text:p>1770828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94919.4" calcext:value-type="float">
            <text:p>94919,4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float" office:value="187105.4" calcext:value-type="float">
            <text:p>187105,4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09:17:44.9662741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4-12T09:20:19.534601367</dc:date>
    <meta:editing-cycles>126</meta:editing-cycles>
    <meta:editing-duration>P11DT14H17M29S</meta:editing-duration>
    <meta:generator>LibreOffice/4.2.8.2$Linux_X86_64 LibreOffice_project/420m0$Build-2</meta:generator>
    <meta:document-statistic meta:table-count="7" meta:cell-count="7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4:Durchschnitte.I17 Durchschnitte.C3:Durchschnitte.I3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187105.4">
                <text:p>18710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187105.4">
                <text:p>187105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